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2pt" fo:text-shadow="1pt 1pt" style:font-size-asian="12pt" style:font-size-complex="12pt"/>
    </style:style>
    <style:style style:name="T6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Exponential and logistic functions, their graphs and applica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3"> Exponential and logistic functions, their graphs and applications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2 <text:s text:c="9"/>3 <text:s text:c="9"/>4 <text:s text:c="9"/>5 <text:s text:c="8"/></text:span><text:span text:style-name="T5"><text:s/>6 <text:s/></text:span><text:span text:style-name="T4"><text:s text:c="8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Highlight all that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156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6">Independent Thinking</text:span></text:p>
              </table:table-cell>
              <table:table-cell table:style-name="ce6">
                <text:p><text:span text:style-name="T4">Appropriate Use of Technology</text:span></text:p>
              </table:table-cell>
              <table:table-cell table:style-name="ce6">
                <text:p><text:span text:style-name="T4">Group Work</text:span></text:p>
              </table:table-cell>
              <table:table-cell table:style-name="ce1">
                <text:p><text:span text:style-name="T4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3T00:11:28</dc:date>
    <dc:creator>Luis Naranjo</dc:creator>
    <meta:editing-duration>PT21M53S</meta:editing-duration>
    <meta:editing-cycles>41</meta:editing-cycles>
    <meta:generator>LibreOffice/3.5$Linux_x86 LibreOffice_project/350m1$Build-2</meta:generator>
    <meta:document-statistic meta:object-count="26"/>
  </office:meta>
</office:document-meta>
</file>